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Greedy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MB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ILS</text:p>
          </table:table-cell>
          <table:table-cell office:value-type="string" calcext:value-type="string">
            <text:p>ILS-ES</text:p>
          </table:table-cell>
          <table:table-cell table:number-columns-repeated="3"/>
        </table:table-row>
        <table:table-row table:style-name="ro1">
          <table:table-cell office:value-type="float" office:value="365.796" calcext:value-type="float">
            <text:p>365,796</text:p>
          </table:table-cell>
          <table:table-cell office:value-type="float" office:value="49.121" calcext:value-type="float">
            <text:p>49,121</text:p>
          </table:table-cell>
          <table:table-cell office:value-type="float" office:value="42.2802" calcext:value-type="float">
            <text:p>42,2802</text:p>
          </table:table-cell>
          <table:table-cell office:value-type="float" office:value="21.114" calcext:value-type="float">
            <text:p>21,114</text:p>
          </table:table-cell>
          <table:table-cell office:value-type="float" office:value="19.0775" calcext:value-type="float">
            <text:p>19,0775</text:p>
          </table:table-cell>
          <table:table-cell office:value-type="float" office:value="17.5457" calcext:value-type="float">
            <text:p>17,5457</text:p>
          </table:table-cell>
          <table:table-cell office:value-type="float" office:value="17.5979" calcext:value-type="float">
            <text:p>17,5979</text:p>
          </table:table-cell>
          <table:table-cell table:number-columns-repeated="3"/>
        </table:table-row>
        <table:table-row table:style-name="ro1">
          <table:table-cell office:value-type="float" office:value="119.916" calcext:value-type="float">
            <text:p>119,916</text:p>
          </table:table-cell>
          <table:table-cell office:value-type="float" office:value="13.9766" calcext:value-type="float">
            <text:p>13,9766</text:p>
          </table:table-cell>
          <table:table-cell office:value-type="float" office:value="14.3665" calcext:value-type="float">
            <text:p>14,3665</text:p>
          </table:table-cell>
          <table:table-cell office:value-type="float" office:value="6.36777" calcext:value-type="float">
            <text:p>6,36777</text:p>
          </table:table-cell>
          <table:table-cell office:value-type="float" office:value="6.66017" calcext:value-type="float">
            <text:p>6,66017</text:p>
          </table:table-cell>
          <table:table-cell office:value-type="float" office:value="6.62118" calcext:value-type="float">
            <text:p>6,62118</text:p>
          </table:table-cell>
          <table:table-cell office:value-type="float" office:value="6.13385" calcext:value-type="float">
            <text:p>6,13385</text:p>
          </table:table-cell>
          <table:table-cell table:number-columns-repeated="3"/>
        </table:table-row>
        <table:table-row table:style-name="ro1">
          <table:table-cell office:value-type="float" office:value="124.416" calcext:value-type="float">
            <text:p>124,416</text:p>
          </table:table-cell>
          <table:table-cell office:value-type="float" office:value="35.0829" calcext:value-type="float">
            <text:p>35,0829</text:p>
          </table:table-cell>
          <table:table-cell office:value-type="float" office:value="34.624" calcext:value-type="float">
            <text:p>34,624</text:p>
          </table:table-cell>
          <table:table-cell office:value-type="float" office:value="3.85076" calcext:value-type="float">
            <text:p>3,85076</text:p>
          </table:table-cell>
          <table:table-cell office:value-type="float" office:value="3.54704" calcext:value-type="float">
            <text:p>3,54704</text:p>
          </table:table-cell>
          <table:table-cell office:value-type="float" office:value="6.14337" calcext:value-type="float">
            <text:p>6,14337</text:p>
          </table:table-cell>
          <table:table-cell office:value-type="float" office:value="15.0306" calcext:value-type="float">
            <text:p>15,0306</text:p>
          </table:table-cell>
          <table:table-cell table:number-columns-repeated="3"/>
        </table:table-row>
        <table:table-row table:style-name="ro1">
          <table:table-cell office:value-type="float" office:value="90.4762" calcext:value-type="float">
            <text:p>90,4762</text:p>
          </table:table-cell>
          <table:table-cell office:value-type="float" office:value="30" calcext:value-type="float">
            <text:p>30</text:p>
          </table:table-cell>
          <table:table-cell office:value-type="float" office:value="13.8095" calcext:value-type="float">
            <text:p>13,8095</text:p>
          </table:table-cell>
          <table:table-cell office:value-type="float" office:value="11.9048" calcext:value-type="float">
            <text:p>11,9048</text:p>
          </table:table-cell>
          <table:table-cell office:value-type="float" office:value="12.8571" calcext:value-type="float">
            <text:p>12,8571</text:p>
          </table:table-cell>
          <table:table-cell office:value-type="float" office:value="11.4286" calcext:value-type="float">
            <text:p>11,428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.6106" calcext:value-type="float">
            <text:p>29,6106</text:p>
          </table:table-cell>
          <table:table-cell office:value-type="float" office:value="5.88711" calcext:value-type="float">
            <text:p>5,88711</text:p>
          </table:table-cell>
          <table:table-cell office:value-type="float" office:value="5.70116" calcext:value-type="float">
            <text:p>5,70116</text:p>
          </table:table-cell>
          <table:table-cell office:value-type="float" office:value="2.028" calcext:value-type="float">
            <text:p>2,028</text:p>
          </table:table-cell>
          <table:table-cell office:value-type="float" office:value="2.26427" calcext:value-type="float">
            <text:p>2,26427</text:p>
          </table:table-cell>
          <table:table-cell office:value-type="float" office:value="1.48108" calcext:value-type="float">
            <text:p>1,48108</text:p>
          </table:table-cell>
          <table:table-cell office:value-type="float" office:value="1.21418" calcext:value-type="float">
            <text:p>1,21418</text:p>
          </table:table-cell>
          <table:table-cell table:number-columns-repeated="3"/>
        </table:table-row>
        <table:table-row table:style-name="ro1">
          <table:table-cell office:value-type="float" office:value="29.0592" calcext:value-type="float">
            <text:p>29,0592</text:p>
          </table:table-cell>
          <table:table-cell office:value-type="float" office:value="21.5846" calcext:value-type="float">
            <text:p>21,5846</text:p>
          </table:table-cell>
          <table:table-cell office:value-type="float" office:value="22.3519" calcext:value-type="float">
            <text:p>22,3519</text:p>
          </table:table-cell>
          <table:table-cell office:value-type="float" office:value="21.207" calcext:value-type="float">
            <text:p>21,207</text:p>
          </table:table-cell>
          <table:table-cell office:value-type="float" office:value="21.131" calcext:value-type="float">
            <text:p>21,131</text:p>
          </table:table-cell>
          <table:table-cell office:value-type="float" office:value="21.104" calcext:value-type="float">
            <text:p>21,104</text:p>
          </table:table-cell>
          <table:table-cell office:value-type="float" office:value="21.5952" calcext:value-type="float">
            <text:p>21,5952</text:p>
          </table:table-cell>
          <table:table-cell table:number-columns-repeated="3"/>
        </table:table-row>
        <table:table-row table:style-name="ro1">
          <table:table-cell office:value-type="float" office:value="18.5363" calcext:value-type="float">
            <text:p>18,5363</text:p>
          </table:table-cell>
          <table:table-cell office:value-type="float" office:value="5.26709" calcext:value-type="float">
            <text:p>5,26709</text:p>
          </table:table-cell>
          <table:table-cell office:value-type="float" office:value="3.19444" calcext:value-type="float">
            <text:p>3,19444</text:p>
          </table:table-cell>
          <table:table-cell office:value-type="float" office:value="0.747863" calcext:value-type="float">
            <text:p>0,747863</text:p>
          </table:table-cell>
          <table:table-cell office:value-type="float" office:value="1.13248" calcext:value-type="float">
            <text:p>1,13248</text:p>
          </table:table-cell>
          <table:table-cell office:value-type="float" office:value="0.459402" calcext:value-type="float">
            <text:p>0,459402</text:p>
          </table:table-cell>
          <table:table-cell office:value-type="float" office:value="0.512821" calcext:value-type="float">
            <text:p>0,512821</text:p>
          </table:table-cell>
          <table:table-cell table:number-columns-repeated="3"/>
        </table:table-row>
        <table:table-row table:style-name="ro1">
          <table:table-cell office:value-type="float" office:value="19.2931" calcext:value-type="float">
            <text:p>19,2931</text:p>
          </table:table-cell>
          <table:table-cell office:value-type="float" office:value="2.43891" calcext:value-type="float">
            <text:p>2,43891</text:p>
          </table:table-cell>
          <table:table-cell office:value-type="float" office:value="3.70654" calcext:value-type="float">
            <text:p>3,70654</text:p>
          </table:table-cell>
          <table:table-cell office:value-type="float" office:value="1.4998" calcext:value-type="float">
            <text:p>1,4998</text:p>
          </table:table-cell>
          <table:table-cell office:value-type="float" office:value="1.27924" calcext:value-type="float">
            <text:p>1,27924</text:p>
          </table:table-cell>
          <table:table-cell office:value-type="float" office:value="1.16664" calcext:value-type="float">
            <text:p>1,16664</text:p>
          </table:table-cell>
          <table:table-cell office:value-type="float" office:value="1.18521" calcext:value-type="float">
            <text:p>1,18521</text:p>
          </table:table-cell>
          <table:table-cell table:number-columns-repeated="3"/>
        </table:table-row>
        <table:table-row table:style-name="ro1">
          <table:table-cell office:value-type="float" office:value="17.6255" calcext:value-type="float">
            <text:p>17,6255</text:p>
          </table:table-cell>
          <table:table-cell office:value-type="float" office:value="1.99183" calcext:value-type="float">
            <text:p>1,99183</text:p>
          </table:table-cell>
          <table:table-cell office:value-type="float" office:value="3.45334" calcext:value-type="float">
            <text:p>3,45334</text:p>
          </table:table-cell>
          <table:table-cell office:value-type="float" office:value="1.34603" calcext:value-type="float">
            <text:p>1,34603</text:p>
          </table:table-cell>
          <table:table-cell office:value-type="float" office:value="1.40294" calcext:value-type="float">
            <text:p>1,40294</text:p>
          </table:table-cell>
          <table:table-cell office:value-type="float" office:value="0.780238" calcext:value-type="float">
            <text:p>0,780238</text:p>
          </table:table-cell>
          <table:table-cell office:value-type="float" office:value="0.848695" calcext:value-type="float">
            <text:p>0,848695</text:p>
          </table:table-cell>
          <table:table-cell table:number-columns-repeated="3"/>
        </table:table-row>
        <table:table-row table:style-name="ro1">
          <table:table-cell office:value-type="float" office:value="15.6424" calcext:value-type="float">
            <text:p>15,6424</text:p>
          </table:table-cell>
          <table:table-cell office:value-type="float" office:value="2.58573" calcext:value-type="float">
            <text:p>2,58573</text:p>
          </table:table-cell>
          <table:table-cell office:value-type="float" office:value="2.92502" calcext:value-type="float">
            <text:p>2,92502</text:p>
          </table:table-cell>
          <table:table-cell office:value-type="float" office:value="1.30162" calcext:value-type="float">
            <text:p>1,30162</text:p>
          </table:table-cell>
          <table:table-cell office:value-type="float" office:value="1.2986" calcext:value-type="float">
            <text:p>1,2986</text:p>
          </table:table-cell>
          <table:table-cell office:value-type="float" office:value="0.827095" calcext:value-type="float">
            <text:p>0,827095</text:p>
          </table:table-cell>
          <table:table-cell office:value-type="float" office:value="0.919464" calcext:value-type="float">
            <text:p>0,919464</text:p>
          </table:table-cell>
          <table:table-cell table:number-columns-repeated="3"/>
        </table:table-row>
        <table:table-row table:style-name="ro1">
          <table:table-cell office:value-type="float" office:value="13.2327" calcext:value-type="float">
            <text:p>13,2327</text:p>
          </table:table-cell>
          <table:table-cell office:value-type="float" office:value="2.10892" calcext:value-type="float">
            <text:p>2,10892</text:p>
          </table:table-cell>
          <table:table-cell office:value-type="float" office:value="1.78234" calcext:value-type="float">
            <text:p>1,78234</text:p>
          </table:table-cell>
          <table:table-cell office:value-type="float" office:value="0.973671" calcext:value-type="float">
            <text:p>0,973671</text:p>
          </table:table-cell>
          <table:table-cell office:value-type="float" office:value="0.970514" calcext:value-type="float">
            <text:p>0,970514</text:p>
          </table:table-cell>
          <table:table-cell office:value-type="float" office:value="0.491046" calcext:value-type="float">
            <text:p>0,491046</text:p>
          </table:table-cell>
          <table:table-cell office:value-type="float" office:value="0.74578" calcext:value-type="float">
            <text:p>0,74578</text:p>
          </table:table-cell>
          <table:table-cell table:number-columns-repeated="3"/>
        </table:table-row>
        <table:table-row table:style-name="ro1">
          <table:table-cell office:value-type="float" office:value="13.4902" calcext:value-type="float">
            <text:p>13,4902</text:p>
          </table:table-cell>
          <table:table-cell office:value-type="float" office:value="1.98271" calcext:value-type="float">
            <text:p>1,98271</text:p>
          </table:table-cell>
          <table:table-cell office:value-type="float" office:value="2.04068" calcext:value-type="float">
            <text:p>2,04068</text:p>
          </table:table-cell>
          <table:table-cell office:value-type="float" office:value="1.13276" calcext:value-type="float">
            <text:p>1,13276</text:p>
          </table:table-cell>
          <table:table-cell office:value-type="float" office:value="1.03373" calcext:value-type="float">
            <text:p>1,03373</text:p>
          </table:table-cell>
          <table:table-cell office:value-type="float" office:value="0.579895" calcext:value-type="float">
            <text:p>0,579895</text:p>
          </table:table-cell>
          <table:table-cell office:value-type="float" office:value="0.753005" calcext:value-type="float">
            <text:p>0,753005</text:p>
          </table:table-cell>
          <table:table-cell table:number-columns-repeated="3"/>
        </table:table-row>
        <table:table-row table:style-name="ro1">
          <table:table-cell office:value-type="float" office:value="14.5271" calcext:value-type="float">
            <text:p>14,5271</text:p>
          </table:table-cell>
          <table:table-cell office:value-type="float" office:value="1.6345" calcext:value-type="float">
            <text:p>1,6345</text:p>
          </table:table-cell>
          <table:table-cell office:value-type="float" office:value="2.7247" calcext:value-type="float">
            <text:p>2,7247</text:p>
          </table:table-cell>
          <table:table-cell office:value-type="float" office:value="1.15378" calcext:value-type="float">
            <text:p>1,15378</text:p>
          </table:table-cell>
          <table:table-cell office:value-type="float" office:value="1.05152" calcext:value-type="float">
            <text:p>1,05152</text:p>
          </table:table-cell>
          <table:table-cell office:value-type="float" office:value="0.76639" calcext:value-type="float">
            <text:p>0,76639</text:p>
          </table:table-cell>
          <table:table-cell office:value-type="float" office:value="0.822929" calcext:value-type="float">
            <text:p>0,822929</text:p>
          </table:table-cell>
          <table:table-cell table:number-columns-repeated="3"/>
        </table:table-row>
        <table:table-row table:style-name="ro1">
          <table:table-cell office:value-type="float" office:value="12.5287" calcext:value-type="float">
            <text:p>12,5287</text:p>
          </table:table-cell>
          <table:table-cell office:value-type="float" office:value="1.78852" calcext:value-type="float">
            <text:p>1,78852</text:p>
          </table:table-cell>
          <table:table-cell office:value-type="float" office:value="1.91849" calcext:value-type="float">
            <text:p>1,91849</text:p>
          </table:table-cell>
          <table:table-cell office:value-type="float" office:value="1.11756" calcext:value-type="float">
            <text:p>1,11756</text:p>
          </table:table-cell>
          <table:table-cell office:value-type="float" office:value="1.10205" calcext:value-type="float">
            <text:p>1,10205</text:p>
          </table:table-cell>
          <table:table-cell office:value-type="float" office:value="0.868856" calcext:value-type="float">
            <text:p>0,868856</text:p>
          </table:table-cell>
          <table:table-cell office:value-type="float" office:value="0.913516" calcext:value-type="float">
            <text:p>0,913516</text:p>
          </table:table-cell>
          <table:table-cell table:number-columns-repeated="3"/>
        </table:table-row>
        <table:table-row table:style-name="ro1">
          <table:table-cell office:value-type="float" office:value="13.2511" calcext:value-type="float">
            <text:p>13,2511</text:p>
          </table:table-cell>
          <table:table-cell office:value-type="float" office:value="1.81026" calcext:value-type="float">
            <text:p>1,81026</text:p>
          </table:table-cell>
          <table:table-cell office:value-type="float" office:value="2.4" calcext:value-type="float">
            <text:p>2,4</text:p>
          </table:table-cell>
          <table:table-cell office:value-type="float" office:value="1.13711" calcext:value-type="float">
            <text:p>1,13711</text:p>
          </table:table-cell>
          <table:table-cell office:value-type="float" office:value="1.16071" calcext:value-type="float">
            <text:p>1,16071</text:p>
          </table:table-cell>
          <table:table-cell office:value-type="float" office:value="0.762186" calcext:value-type="float">
            <text:p>0,762186</text:p>
          </table:table-cell>
          <table:table-cell office:value-type="float" office:value="0.950989" calcext:value-type="float">
            <text:p>0,950989</text:p>
          </table:table-cell>
          <table:table-cell table:number-columns-repeated="3"/>
        </table:table-row>
        <table:table-row table:style-name="ro1">
          <table:table-cell office:value-type="float" office:value="117.729" calcext:value-type="float">
            <text:p>117,729</text:p>
          </table:table-cell>
          <table:table-cell office:value-type="float" office:value="18.0639" calcext:value-type="float">
            <text:p>18,0639</text:p>
          </table:table-cell>
          <table:table-cell office:value-type="float" office:value="11.4635" calcext:value-type="float">
            <text:p>11,4635</text:p>
          </table:table-cell>
          <table:table-cell office:value-type="float" office:value="1.23248" calcext:value-type="float">
            <text:p>1,23248</text:p>
          </table:table-cell>
          <table:table-cell office:value-type="float" office:value="0.436801" calcext:value-type="float">
            <text:p>0,436801</text:p>
          </table:table-cell>
          <table:table-cell office:value-type="float" office:value="1.49411" calcext:value-type="float">
            <text:p>1,49411</text:p>
          </table:table-cell>
          <table:table-cell office:value-type="float" office:value="2.59364" calcext:value-type="float">
            <text:p>2,59364</text:p>
          </table:table-cell>
          <table:table-cell table:number-columns-repeated="3"/>
        </table:table-row>
        <table:table-row table:style-name="ro1">
          <table:table-cell office:value-type="float" office:value="71.8325" calcext:value-type="float">
            <text:p>71,8325</text:p>
          </table:table-cell>
          <table:table-cell office:value-type="float" office:value="7.09251" calcext:value-type="float">
            <text:p>7,09251</text:p>
          </table:table-cell>
          <table:table-cell office:value-type="float" office:value="5.885" calcext:value-type="float">
            <text:p>5,885</text:p>
          </table:table-cell>
          <table:table-cell office:value-type="float" office:value="1.37149" calcext:value-type="float">
            <text:p>1,37149</text:p>
          </table:table-cell>
          <table:table-cell office:value-type="float" office:value="1.05046" calcext:value-type="float">
            <text:p>1,05046</text:p>
          </table:table-cell>
          <table:table-cell office:value-type="float" office:value="1.08169" calcext:value-type="float">
            <text:p>1,08169</text:p>
          </table:table-cell>
          <table:table-cell office:value-type="float" office:value="1.54013" calcext:value-type="float">
            <text:p>1,54013</text:p>
          </table:table-cell>
          <table:table-cell table:number-columns-repeated="3"/>
        </table:table-row>
        <table:table-row table:style-name="ro1">
          <table:table-cell office:value-type="float" office:value="15.8156" calcext:value-type="float">
            <text:p>15,8156</text:p>
          </table:table-cell>
          <table:table-cell office:value-type="float" office:value="4.3088" calcext:value-type="float">
            <text:p>4,3088</text:p>
          </table:table-cell>
          <table:table-cell office:value-type="float" office:value="5.33505" calcext:value-type="float">
            <text:p>5,33505</text:p>
          </table:table-cell>
          <table:table-cell office:value-type="float" office:value="3.53464" calcext:value-type="float">
            <text:p>3,53464</text:p>
          </table:table-cell>
          <table:table-cell office:value-type="float" office:value="3.55004" calcext:value-type="float">
            <text:p>3,55004</text:p>
          </table:table-cell>
          <table:table-cell office:value-type="float" office:value="3.11625" calcext:value-type="float">
            <text:p>3,11625</text:p>
          </table:table-cell>
          <table:table-cell office:value-type="float" office:value="4.15979" calcext:value-type="float">
            <text:p>4,15979</text:p>
          </table:table-cell>
          <table:table-cell table:number-columns-repeated="3"/>
        </table:table-row>
        <table:table-row table:style-name="ro1">
          <table:table-cell office:value-type="float" office:value="120.481" calcext:value-type="float">
            <text:p>120,481</text:p>
          </table:table-cell>
          <table:table-cell office:value-type="float" office:value="0.385985" calcext:value-type="float">
            <text:p>0,385985</text:p>
          </table:table-cell>
          <table:table-cell office:value-type="float" office:value="5.35515" calcext:value-type="float">
            <text:p>5,35515</text:p>
          </table:table-cell>
          <table:table-cell office:value-type="float" office:value="0.286678" calcext:value-type="float">
            <text:p>0,286678</text:p>
          </table:table-cell>
          <table:table-cell office:value-type="float" office:value="0.312504" calcext:value-type="float">
            <text:p>0,312504</text:p>
          </table:table-cell>
          <table:table-cell office:value-type="float" office:value="0.290796" calcext:value-type="float">
            <text:p>0,290796</text:p>
          </table:table-cell>
          <table:table-cell office:value-type="float" office:value="2.35326" calcext:value-type="float">
            <text:p>2,35326</text:p>
          </table:table-cell>
          <table:table-cell table:number-columns-repeated="3"/>
        </table:table-row>
        <table:table-row table:style-name="ro1">
          <table:table-cell office:value-type="float" office:value="17.14" calcext:value-type="float">
            <text:p>17,14</text:p>
          </table:table-cell>
          <table:table-cell office:value-type="float" office:value="1.92728" calcext:value-type="float">
            <text:p>1,92728</text:p>
          </table:table-cell>
          <table:table-cell office:value-type="float" office:value="3.5706" calcext:value-type="float">
            <text:p>3,5706</text:p>
          </table:table-cell>
          <table:table-cell office:value-type="float" office:value="1.33283" calcext:value-type="float">
            <text:p>1,33283</text:p>
          </table:table-cell>
          <table:table-cell office:value-type="float" office:value="1.3544" calcext:value-type="float">
            <text:p>1,3544</text:p>
          </table:table-cell>
          <table:table-cell office:value-type="float" office:value="0.891662" calcext:value-type="float">
            <text:p>0,891662</text:p>
          </table:table-cell>
          <table:table-cell office:value-type="float" office:value="0.965382" calcext:value-type="float">
            <text:p>0,965382</text:p>
          </table:table-cell>
          <table:table-cell table:number-columns-repeated="3"/>
        </table:table-row>
        <table:table-row table:style-name="ro1">
          <table:table-cell table:style-name="ce2" table:formula="of:=SUM([.A2:.A21])/20" office:value-type="float" office:value="62.01996" calcext:value-type="float">
            <text:p>62,01996</text:p>
          </table:table-cell>
          <table:table-cell table:style-name="ce2" table:formula="of:=SUM([.B2:.B21])/20" office:value-type="float" office:value="10.45195775" calcext:value-type="float">
            <text:p>10,45195775</text:p>
          </table:table-cell>
          <table:table-cell table:style-name="ce2" table:formula="of:=SUM([.C2:.C21])/20" office:value-type="float" office:value="9.4444055" calcext:value-type="float">
            <text:p>9,4444055</text:p>
          </table:table-cell>
          <table:table-cell table:style-name="ce2" table:formula="of:=SUM([.D2:.D21])/20" office:value-type="float" office:value="4.2320321" calcext:value-type="float">
            <text:p>4,2320321</text:p>
          </table:table-cell>
          <table:table-cell table:style-name="ce2" table:formula="of:=SUM([.E2:.E21])/20" office:value-type="float" office:value="4.13365345" calcext:value-type="float">
            <text:p>4,13365345</text:p>
          </table:table-cell>
          <table:table-cell table:style-name="ce2" table:formula="of:=SUM([.F2:.F21])/20" office:value-type="float" office:value="3.8950093" calcext:value-type="float">
            <text:p>3,8950093</text:p>
          </table:table-cell>
          <table:table-cell table:style-name="ce2" table:formula="of:=SUM([.G2:.G21])/20" office:value-type="float" office:value="4.04181705" calcext:value-type="float">
            <text:p>4,04181705</text:p>
          </table:table-cell>
          <table:table-cell office:value-type="string" calcext:value-type="string">
            <text:p>MEDIAS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Tiempos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Greedy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BMB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ILS</text:p>
          </table:table-cell>
          <table:table-cell office:value-type="string" calcext:value-type="string">
            <text:p>ILS-ES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float" office:value="0.000012377" calcext:value-type="float">
            <text:p>1,24E-05</text:p>
          </table:table-cell>
          <table:table-cell office:value-type="float" office:value="0.000108399" calcext:value-type="float">
            <text:p>0,000108399</text:p>
          </table:table-cell>
          <table:table-cell office:value-type="float" office:value="0.00250261" calcext:value-type="float">
            <text:p>0,00250261</text:p>
          </table:table-cell>
          <table:table-cell office:value-type="float" office:value="0.00392442" calcext:value-type="float">
            <text:p>0,00392442</text:p>
          </table:table-cell>
          <table:table-cell office:value-type="float" office:value="0.00712073" calcext:value-type="float">
            <text:p>0,00712073</text:p>
          </table:table-cell>
          <table:table-cell office:value-type="float" office:value="0.00386204" calcext:value-type="float">
            <text:p>0,00386204</text:p>
          </table:table-cell>
          <table:table-cell office:value-type="float" office:value="0.0680835" calcext:value-type="float">
            <text:p>0,0680835</text:p>
          </table:table-cell>
          <table:table-cell table:number-columns-repeated="3"/>
        </table:table-row>
        <table:table-row table:style-name="ro1">
          <table:table-cell table:style-name="ce1" office:value-type="float" office:value="0.0000096404" calcext:value-type="float">
            <text:p>9,64E-06</text:p>
          </table:table-cell>
          <table:table-cell office:value-type="float" office:value="0.000192633" calcext:value-type="float">
            <text:p>0,000192633</text:p>
          </table:table-cell>
          <table:table-cell office:value-type="float" office:value="0.00298227" calcext:value-type="float">
            <text:p>0,00298227</text:p>
          </table:table-cell>
          <table:table-cell office:value-type="float" office:value="0.00497779" calcext:value-type="float">
            <text:p>0,00497779</text:p>
          </table:table-cell>
          <table:table-cell office:value-type="float" office:value="0.00824211" calcext:value-type="float">
            <text:p>0,00824211</text:p>
          </table:table-cell>
          <table:table-cell office:value-type="float" office:value="0.00437943" calcext:value-type="float">
            <text:p>0,00437943</text:p>
          </table:table-cell>
          <table:table-cell office:value-type="float" office:value="0.0377352" calcext:value-type="float">
            <text:p>0,0377352</text:p>
          </table:table-cell>
          <table:table-cell table:number-columns-repeated="3"/>
        </table:table-row>
        <table:table-row table:style-name="ro1">
          <table:table-cell table:style-name="ce1" office:value-type="float" office:value="0.0000071436" calcext:value-type="float">
            <text:p>7,14E-06</text:p>
          </table:table-cell>
          <table:table-cell office:value-type="float" office:value="0.000188443" calcext:value-type="float">
            <text:p>0,000188443</text:p>
          </table:table-cell>
          <table:table-cell office:value-type="float" office:value="0.00459563" calcext:value-type="float">
            <text:p>0,00459563</text:p>
          </table:table-cell>
          <table:table-cell office:value-type="float" office:value="0.00383672" calcext:value-type="float">
            <text:p>0,00383672</text:p>
          </table:table-cell>
          <table:table-cell office:value-type="float" office:value="0.00618942" calcext:value-type="float">
            <text:p>0,00618942</text:p>
          </table:table-cell>
          <table:table-cell office:value-type="float" office:value="0.00293293" calcext:value-type="float">
            <text:p>0,00293293</text:p>
          </table:table-cell>
          <table:table-cell office:value-type="float" office:value="0.0935978" calcext:value-type="float">
            <text:p>0,0935978</text:p>
          </table:table-cell>
          <table:table-cell table:number-columns-repeated="3"/>
        </table:table-row>
        <table:table-row table:style-name="ro1">
          <table:table-cell table:style-name="ce1" office:value-type="float" office:value="0.0000065496" calcext:value-type="float">
            <text:p>6,55E-06</text:p>
          </table:table-cell>
          <table:table-cell office:value-type="float" office:value="0.000720969" calcext:value-type="float">
            <text:p>0,000720969</text:p>
          </table:table-cell>
          <table:table-cell office:value-type="float" office:value="0.00145743" calcext:value-type="float">
            <text:p>0,00145743</text:p>
          </table:table-cell>
          <table:table-cell office:value-type="float" office:value="0.014703" calcext:value-type="float">
            <text:p>0,014703</text:p>
          </table:table-cell>
          <table:table-cell office:value-type="float" office:value="0.0235981" calcext:value-type="float">
            <text:p>0,0235981</text:p>
          </table:table-cell>
          <table:table-cell office:value-type="float" office:value="0.00993418" calcext:value-type="float">
            <text:p>0,00993418</text:p>
          </table:table-cell>
          <table:table-cell office:value-type="float" office:value="0.0589592" calcext:value-type="float">
            <text:p>0,0589592</text:p>
          </table:table-cell>
          <table:table-cell table:number-columns-repeated="3"/>
        </table:table-row>
        <table:table-row table:style-name="ro1">
          <table:table-cell table:style-name="ce1" office:value-type="float" office:value="0.0000061776" calcext:value-type="float">
            <text:p>6,18E-06</text:p>
          </table:table-cell>
          <table:table-cell office:value-type="float" office:value="0.000593584" calcext:value-type="float">
            <text:p>0,000593584</text:p>
          </table:table-cell>
          <table:table-cell office:value-type="float" office:value="0.00415164" calcext:value-type="float">
            <text:p>0,00415164</text:p>
          </table:table-cell>
          <table:table-cell office:value-type="float" office:value="0.0135301" calcext:value-type="float">
            <text:p>0,0135301</text:p>
          </table:table-cell>
          <table:table-cell office:value-type="float" office:value="0.0220586" calcext:value-type="float">
            <text:p>0,0220586</text:p>
          </table:table-cell>
          <table:table-cell office:value-type="float" office:value="0.0102961" calcext:value-type="float">
            <text:p>0,0102961</text:p>
          </table:table-cell>
          <table:table-cell office:value-type="float" office:value="0.12729" calcext:value-type="float">
            <text:p>0,12729</text:p>
          </table:table-cell>
          <table:table-cell table:number-columns-repeated="3"/>
        </table:table-row>
        <table:table-row table:style-name="ro1">
          <table:table-cell table:style-name="ce1" office:value-type="float" office:value="0.0000426712" calcext:value-type="float">
            <text:p>4,27E-05</text:p>
          </table:table-cell>
          <table:table-cell office:value-type="float" office:value="0.027046" calcext:value-type="float">
            <text:p>0,027046</text:p>
          </table:table-cell>
          <table:table-cell office:value-type="float" office:value="0.00637924" calcext:value-type="float">
            <text:p>0,00637924</text:p>
          </table:table-cell>
          <table:table-cell office:value-type="float" office:value="0.625416" calcext:value-type="float">
            <text:p>0,625416</text:p>
          </table:table-cell>
          <table:table-cell office:value-type="float" office:value="1.08476" calcext:value-type="float">
            <text:p>1,08476</text:p>
          </table:table-cell>
          <table:table-cell office:value-type="float" office:value="0.589042" calcext:value-type="float">
            <text:p>0,589042</text:p>
          </table:table-cell>
          <table:table-cell office:value-type="float" office:value="0.143708" calcext:value-type="float">
            <text:p>0,143708</text:p>
          </table:table-cell>
          <table:table-cell table:number-columns-repeated="3"/>
        </table:table-row>
        <table:table-row table:style-name="ro1">
          <table:table-cell table:style-name="ce1" office:value-type="float" office:value="0.0000047638" calcext:value-type="float">
            <text:p>4,76E-06</text:p>
          </table:table-cell>
          <table:table-cell office:value-type="float" office:value="0.00029775" calcext:value-type="float">
            <text:p>0,00029775</text:p>
          </table:table-cell>
          <table:table-cell office:value-type="float" office:value="0.000296281" calcext:value-type="float">
            <text:p>0,000296281</text:p>
          </table:table-cell>
          <table:table-cell office:value-type="float" office:value="0.00796154" calcext:value-type="float">
            <text:p>0,00796154</text:p>
          </table:table-cell>
          <table:table-cell office:value-type="float" office:value="0.0124281" calcext:value-type="float">
            <text:p>0,0124281</text:p>
          </table:table-cell>
          <table:table-cell office:value-type="float" office:value="0.0063108" calcext:value-type="float">
            <text:p>0,0063108</text:p>
          </table:table-cell>
          <table:table-cell office:value-type="float" office:value="0.00922237" calcext:value-type="float">
            <text:p>0,00922237</text:p>
          </table:table-cell>
          <table:table-cell table:number-columns-repeated="3"/>
        </table:table-row>
        <table:table-row table:style-name="ro1">
          <table:table-cell table:style-name="ce1" office:value-type="float" office:value="0.0000185998" calcext:value-type="float">
            <text:p>1,86E-05</text:p>
          </table:table-cell>
          <table:table-cell office:value-type="float" office:value="0.00551612" calcext:value-type="float">
            <text:p>0,00551612</text:p>
          </table:table-cell>
          <table:table-cell office:value-type="float" office:value="0.0022713" calcext:value-type="float">
            <text:p>0,0022713</text:p>
          </table:table-cell>
          <table:table-cell office:value-type="float" office:value="0.12366" calcext:value-type="float">
            <text:p>0,12366</text:p>
          </table:table-cell>
          <table:table-cell office:value-type="float" office:value="0.200046" calcext:value-type="float">
            <text:p>0,200046</text:p>
          </table:table-cell>
          <table:table-cell office:value-type="float" office:value="0.105062" calcext:value-type="float">
            <text:p>0,105062</text:p>
          </table:table-cell>
          <table:table-cell office:value-type="float" office:value="0.0519816" calcext:value-type="float">
            <text:p>0,0519816</text:p>
          </table:table-cell>
          <table:table-cell table:number-columns-repeated="3"/>
        </table:table-row>
        <table:table-row table:style-name="ro1">
          <table:table-cell table:style-name="ce1" office:value-type="float" office:value="0.0000232844" calcext:value-type="float">
            <text:p>2,33E-05</text:p>
          </table:table-cell>
          <table:table-cell office:value-type="float" office:value="0.0090495" calcext:value-type="float">
            <text:p>0,0090495</text:p>
          </table:table-cell>
          <table:table-cell office:value-type="float" office:value="0.00345173" calcext:value-type="float">
            <text:p>0,00345173</text:p>
          </table:table-cell>
          <table:table-cell office:value-type="float" office:value="0.199739" calcext:value-type="float">
            <text:p>0,199739</text:p>
          </table:table-cell>
          <table:table-cell office:value-type="float" office:value="0.305225" calcext:value-type="float">
            <text:p>0,305225</text:p>
          </table:table-cell>
          <table:table-cell office:value-type="float" office:value="0.166984" calcext:value-type="float">
            <text:p>0,166984</text:p>
          </table:table-cell>
          <table:table-cell office:value-type="float" office:value="0.0789617" calcext:value-type="float">
            <text:p>0,0789617</text:p>
          </table:table-cell>
          <table:table-cell table:number-columns-repeated="3"/>
        </table:table-row>
        <table:table-row table:style-name="ro1">
          <table:table-cell table:style-name="ce1" office:value-type="float" office:value="0.0000420076" calcext:value-type="float">
            <text:p>4,20E-05</text:p>
          </table:table-cell>
          <table:table-cell office:value-type="float" office:value="0.0124113" calcext:value-type="float">
            <text:p>0,0124113</text:p>
          </table:table-cell>
          <table:table-cell office:value-type="float" office:value="0.00491251" calcext:value-type="float">
            <text:p>0,00491251</text:p>
          </table:table-cell>
          <table:table-cell office:value-type="float" office:value="0.301028" calcext:value-type="float">
            <text:p>0,301028</text:p>
          </table:table-cell>
          <table:table-cell office:value-type="float" office:value="0.463182" calcext:value-type="float">
            <text:p>0,463182</text:p>
          </table:table-cell>
          <table:table-cell office:value-type="float" office:value="0.25264" calcext:value-type="float">
            <text:p>0,25264</text:p>
          </table:table-cell>
          <table:table-cell office:value-type="float" office:value="0.113666" calcext:value-type="float">
            <text:p>0,113666</text:p>
          </table:table-cell>
          <table:table-cell table:number-columns-repeated="3"/>
        </table:table-row>
        <table:table-row table:style-name="ro1">
          <table:table-cell table:style-name="ce1" office:value-type="float" office:value="0.0000540062" calcext:value-type="float">
            <text:p>5,40E-05</text:p>
          </table:table-cell>
          <table:table-cell office:value-type="float" office:value="0.0359442" calcext:value-type="float">
            <text:p>0,0359442</text:p>
          </table:table-cell>
          <table:table-cell office:value-type="float" office:value="0.0143542" calcext:value-type="float">
            <text:p>0,0143542</text:p>
          </table:table-cell>
          <table:table-cell office:value-type="float" office:value="0.953439" calcext:value-type="float">
            <text:p>0,953439</text:p>
          </table:table-cell>
          <table:table-cell office:value-type="float" office:value="1.54036" calcext:value-type="float">
            <text:p>1,54036</text:p>
          </table:table-cell>
          <table:table-cell office:value-type="float" office:value="0.810925" calcext:value-type="float">
            <text:p>0,810925</text:p>
          </table:table-cell>
          <table:table-cell office:value-type="float" office:value="0.286484" calcext:value-type="float">
            <text:p>0,286484</text:p>
          </table:table-cell>
          <table:table-cell table:number-columns-repeated="3"/>
        </table:table-row>
        <table:table-row table:style-name="ro1">
          <table:table-cell table:style-name="ce1" office:value-type="float" office:value="0.0000529504" calcext:value-type="float">
            <text:p>5,30E-05</text:p>
          </table:table-cell>
          <table:table-cell office:value-type="float" office:value="0.0339232" calcext:value-type="float">
            <text:p>0,0339232</text:p>
          </table:table-cell>
          <table:table-cell office:value-type="float" office:value="0.0145387" calcext:value-type="float">
            <text:p>0,0145387</text:p>
          </table:table-cell>
          <table:table-cell office:value-type="float" office:value="0.949154" calcext:value-type="float">
            <text:p>0,949154</text:p>
          </table:table-cell>
          <table:table-cell office:value-type="float" office:value="1.55039" calcext:value-type="float">
            <text:p>1,55039</text:p>
          </table:table-cell>
          <table:table-cell office:value-type="float" office:value="0.827768" calcext:value-type="float">
            <text:p>0,827768</text:p>
          </table:table-cell>
          <table:table-cell office:value-type="float" office:value="0.281908" calcext:value-type="float">
            <text:p>0,281908</text:p>
          </table:table-cell>
          <table:table-cell table:number-columns-repeated="3"/>
        </table:table-row>
        <table:table-row table:style-name="ro1">
          <table:table-cell table:style-name="ce1" office:value-type="float" office:value="0.000055225" calcext:value-type="float">
            <text:p>5,52E-05</text:p>
          </table:table-cell>
          <table:table-cell office:value-type="float" office:value="0.0418251" calcext:value-type="float">
            <text:p>0,0418251</text:p>
          </table:table-cell>
          <table:table-cell office:value-type="float" office:value="0.0139609" calcext:value-type="float">
            <text:p>0,0139609</text:p>
          </table:table-cell>
          <table:table-cell office:value-type="float" office:value="0.957563" calcext:value-type="float">
            <text:p>0,957563</text:p>
          </table:table-cell>
          <table:table-cell office:value-type="float" office:value="1.59078" calcext:value-type="float">
            <text:p>1,59078</text:p>
          </table:table-cell>
          <table:table-cell office:value-type="float" office:value="0.768537" calcext:value-type="float">
            <text:p>0,768537</text:p>
          </table:table-cell>
          <table:table-cell office:value-type="float" office:value="0.279355" calcext:value-type="float">
            <text:p>0,279355</text:p>
          </table:table-cell>
          <table:table-cell table:number-columns-repeated="3"/>
        </table:table-row>
        <table:table-row table:style-name="ro1">
          <table:table-cell table:style-name="ce1" office:value-type="float" office:value="0.0000520038" calcext:value-type="float">
            <text:p>5,20E-05</text:p>
          </table:table-cell>
          <table:table-cell office:value-type="float" office:value="0.0344033" calcext:value-type="float">
            <text:p>0,0344033</text:p>
          </table:table-cell>
          <table:table-cell office:value-type="float" office:value="0.0144136" calcext:value-type="float">
            <text:p>0,0144136</text:p>
          </table:table-cell>
          <table:table-cell office:value-type="float" office:value="0.943624" calcext:value-type="float">
            <text:p>0,943624</text:p>
          </table:table-cell>
          <table:table-cell office:value-type="float" office:value="1.5569" calcext:value-type="float">
            <text:p>1,5569</text:p>
          </table:table-cell>
          <table:table-cell office:value-type="float" office:value="0.807489" calcext:value-type="float">
            <text:p>0,807489</text:p>
          </table:table-cell>
          <table:table-cell office:value-type="float" office:value="0.278409" calcext:value-type="float">
            <text:p>0,278409</text:p>
          </table:table-cell>
          <table:table-cell table:number-columns-repeated="3"/>
        </table:table-row>
        <table:table-row table:style-name="ro1">
          <table:table-cell table:style-name="ce1" office:value-type="float" office:value="0.0000520656" calcext:value-type="float">
            <text:p>5,21E-05</text:p>
          </table:table-cell>
          <table:table-cell office:value-type="float" office:value="0.0309771" calcext:value-type="float">
            <text:p>0,0309771</text:p>
          </table:table-cell>
          <table:table-cell office:value-type="float" office:value="0.0146062" calcext:value-type="float">
            <text:p>0,0146062</text:p>
          </table:table-cell>
          <table:table-cell office:value-type="float" office:value="0.939573" calcext:value-type="float">
            <text:p>0,939573</text:p>
          </table:table-cell>
          <table:table-cell office:value-type="float" office:value="1.5652" calcext:value-type="float">
            <text:p>1,5652</text:p>
          </table:table-cell>
          <table:table-cell office:value-type="float" office:value="0.77266" calcext:value-type="float">
            <text:p>0,77266</text:p>
          </table:table-cell>
          <table:table-cell office:value-type="float" office:value="0.295062" calcext:value-type="float">
            <text:p>0,295062</text:p>
          </table:table-cell>
          <table:table-cell table:number-columns-repeated="3"/>
        </table:table-row>
        <table:table-row table:style-name="ro1">
          <table:table-cell table:style-name="ce1" office:value-type="float" office:value="0.0000060766" calcext:value-type="float">
            <text:p>6,08E-06</text:p>
          </table:table-cell>
          <table:table-cell office:value-type="float" office:value="0.000720026" calcext:value-type="float">
            <text:p>0,000720026</text:p>
          </table:table-cell>
          <table:table-cell office:value-type="float" office:value="0.000545522" calcext:value-type="float">
            <text:p>0,000545522</text:p>
          </table:table-cell>
          <table:table-cell office:value-type="float" office:value="0.0183189" calcext:value-type="float">
            <text:p>0,0183189</text:p>
          </table:table-cell>
          <table:table-cell office:value-type="float" office:value="0.0258931" calcext:value-type="float">
            <text:p>0,0258931</text:p>
          </table:table-cell>
          <table:table-cell office:value-type="float" office:value="0.0139731" calcext:value-type="float">
            <text:p>0,0139731</text:p>
          </table:table-cell>
          <table:table-cell office:value-type="float" office:value="0.00960982" calcext:value-type="float">
            <text:p>0,00960982</text:p>
          </table:table-cell>
          <table:table-cell table:number-columns-repeated="3"/>
        </table:table-row>
        <table:table-row table:style-name="ro1">
          <table:table-cell table:style-name="ce1" office:value-type="float" office:value="0.0000207202" calcext:value-type="float">
            <text:p>2,07E-05</text:p>
          </table:table-cell>
          <table:table-cell office:value-type="float" office:value="0.00379289" calcext:value-type="float">
            <text:p>0,00379289</text:p>
          </table:table-cell>
          <table:table-cell office:value-type="float" office:value="0.00194745" calcext:value-type="float">
            <text:p>0,00194745</text:p>
          </table:table-cell>
          <table:table-cell office:value-type="float" office:value="0.0977106" calcext:value-type="float">
            <text:p>0,0977106</text:p>
          </table:table-cell>
          <table:table-cell office:value-type="float" office:value="0.142843" calcext:value-type="float">
            <text:p>0,142843</text:p>
          </table:table-cell>
          <table:table-cell office:value-type="float" office:value="0.0826415" calcext:value-type="float">
            <text:p>0,0826415</text:p>
          </table:table-cell>
          <table:table-cell office:value-type="float" office:value="0.043705" calcext:value-type="float">
            <text:p>0,043705</text:p>
          </table:table-cell>
          <table:table-cell table:number-columns-repeated="3"/>
        </table:table-row>
        <table:table-row table:style-name="ro1">
          <table:table-cell table:style-name="ce1" office:value-type="float" office:value="0.0000215328" calcext:value-type="float">
            <text:p>2,15E-05</text:p>
          </table:table-cell>
          <table:table-cell office:value-type="float" office:value="0.00601951" calcext:value-type="float">
            <text:p>0,00601951</text:p>
          </table:table-cell>
          <table:table-cell office:value-type="float" office:value="0.00206011" calcext:value-type="float">
            <text:p>0,00206011</text:p>
          </table:table-cell>
          <table:table-cell office:value-type="float" office:value="0.155257" calcext:value-type="float">
            <text:p>0,155257</text:p>
          </table:table-cell>
          <table:table-cell office:value-type="float" office:value="0.241339" calcext:value-type="float">
            <text:p>0,241339</text:p>
          </table:table-cell>
          <table:table-cell office:value-type="float" office:value="0.135208" calcext:value-type="float">
            <text:p>0,135208</text:p>
          </table:table-cell>
          <table:table-cell office:value-type="float" office:value="0.0480374" calcext:value-type="float">
            <text:p>0,0480374</text:p>
          </table:table-cell>
          <table:table-cell table:number-columns-repeated="3"/>
        </table:table-row>
        <table:table-row table:style-name="ro1">
          <table:table-cell office:value-type="float" office:value="0.000298348" calcext:value-type="float">
            <text:p>0,000298348</text:p>
          </table:table-cell>
          <table:table-cell office:value-type="float" office:value="0.498235" calcext:value-type="float">
            <text:p>0,498235</text:p>
          </table:table-cell>
          <table:table-cell office:value-type="float" office:value="0.00200594" calcext:value-type="float">
            <text:p>0,00200594</text:p>
          </table:table-cell>
          <table:table-cell office:value-type="float" office:value="13.3932" calcext:value-type="float">
            <text:p>13,3932</text:p>
          </table:table-cell>
          <table:table-cell office:value-type="float" office:value="39.6582" calcext:value-type="float">
            <text:p>39,6582</text:p>
          </table:table-cell>
          <table:table-cell office:value-type="float" office:value="7.6419" calcext:value-type="float">
            <text:p>7,6419</text:p>
          </table:table-cell>
          <table:table-cell office:value-type="float" office:value="0.0533551" calcext:value-type="float">
            <text:p>0,0533551</text:p>
          </table:table-cell>
          <table:table-cell table:number-columns-repeated="3"/>
        </table:table-row>
        <table:table-row table:style-name="ro1">
          <table:table-cell office:value-type="float" office:value="0.000110218" calcext:value-type="float">
            <text:p>0,000110218</text:p>
          </table:table-cell>
          <table:table-cell office:value-type="float" office:value="0.193697" calcext:value-type="float">
            <text:p>0,193697</text:p>
          </table:table-cell>
          <table:table-cell office:value-type="float" office:value="0.0196098" calcext:value-type="float">
            <text:p>0,0196098</text:p>
          </table:table-cell>
          <table:table-cell office:value-type="float" office:value="4.15825" calcext:value-type="float">
            <text:p>4,15825</text:p>
          </table:table-cell>
          <table:table-cell office:value-type="float" office:value="7.30791" calcext:value-type="float">
            <text:p>7,30791</text:p>
          </table:table-cell>
          <table:table-cell office:value-type="float" office:value="3.48301" calcext:value-type="float">
            <text:p>3,48301</text:p>
          </table:table-cell>
          <table:table-cell office:value-type="float" office:value="0.843432" calcext:value-type="float">
            <text:p>0,843432</text:p>
          </table:table-cell>
          <table:table-cell table:number-columns-repeated="3"/>
        </table:table-row>
        <table:table-row table:style-name="ro1">
          <table:table-cell table:style-name="ce2" table:formula="of:=SUM([.A25:.A44])/20" office:value-type="float" office:value="0.00004481808" calcext:value-type="float">
            <text:p>4,481808E-05</text:p>
          </table:table-cell>
          <table:table-cell table:style-name="ce2" table:formula="of:=SUM([.B25:.B44])/20" office:value-type="float" office:value="0.0467831012" calcext:value-type="float">
            <text:p>0,0467831012</text:p>
          </table:table-cell>
          <table:table-cell table:style-name="ce2" table:formula="of:=SUM([.C25:.C44])/20" office:value-type="float" office:value="0.00655215315" calcext:value-type="float">
            <text:p>0,0065521532</text:p>
          </table:table-cell>
          <table:table-cell table:style-name="ce2" table:formula="of:=SUM([.D25:.D44])/20" office:value-type="float" office:value="1.1932433035" calcext:value-type="float">
            <text:p>1,1932433035</text:p>
          </table:table-cell>
          <table:table-cell table:style-name="ce2" table:formula="of:=SUM([.E25:.E44])/20" office:value-type="float" office:value="2.865633258" calcext:value-type="float">
            <text:p>2,865633258</text:p>
          </table:table-cell>
          <table:table-cell table:style-name="ce2" table:formula="of:=SUM([.F25:.F44])/20" office:value-type="float" office:value="0.824777754" calcext:value-type="float">
            <text:p>0,824777754</text:p>
          </table:table-cell>
          <table:table-cell table:style-name="ce2" table:formula="of:=SUM([.G25:.G44])/20" office:value-type="float" office:value="0.1601281345" calcext:value-type="float">
            <text:p>0,1601281345</text:p>
          </table:table-cell>
          <table:table-cell office:value-type="string" calcext:value-type="string">
            <text:p>MEDIAS</text:p>
          </table:table-cell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22:05:14.23163807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21:36:59.584852497</meta:creation-date>
    <dc:date>2017-05-30T22:15:10.551501025</dc:date>
    <meta:editing-duration>PT28M36S</meta:editing-duration>
    <meta:editing-cycles>5</meta:editing-cycles>
    <meta:generator>LibreOffice/5.0.5.2$Linux_X86_64 LibreOffice_project/00m0$Build-2</meta:generator>
    <meta:document-statistic meta:table-count="1" meta:cell-count="311" meta:object-count="0"/>
  </office:meta>
</office:document-meta>
</file>